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0dd9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quisitos não funcionais</text:span></text:span></text:p>
      <text:p text:style-name="P1"/>
      <text:p text:style-name="P1"><text:span text:style-name="Bold">RNF01 - Integração com sistemas externos</text:span></text:p>
      <text:p text:style-name="P1"/>
      <text:p text:style-name="P1">As integrações com sistemas externos devem responder em até três segundos, caso contrário devem ser abortadas.</text:p>
      <text:p text:style-name="P1"/>
      <text:p text:style-name="P1"><text:span text:style-name="Bold">RNF02 - Segurança do site e de integrações</text:span></text:p>
      <text:p text:style-name="P1"/>
      <text:p text:style-name="P1">Todas as trocas de dados sensíveis devem estar criptografadas via HTTPS/T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4:30.799000000</meta:creation-date>
    <dc:date>2025-12-08T13:53:46.171000000</dc:date>
    <meta:editing-duration>PT25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5" meta:word-count="44" meta:character-count="293" meta:non-whitespace-character-count="254"/>
  </office:meta>
</office:document-meta>
</file>